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4mm"/>
    </style:style>
    <style:style style:name="co3" style:family="table-column">
      <style:table-column-properties fo:break-before="auto" style:column-width="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 =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Ki 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=</text:p>
          </table:table-cell>
          <table:table-cell office:value-type="float" office:value="-345" calcext:value-type="float">
            <text:p>-3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 =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=</text:p>
          </table:table-cell>
          <table:table-cell table:formula="of:=[.E5]*[.E2]" office:value-type="float" office:value="-247" calcext:value-type="float">
            <text:p>-247</text:p>
          </table:table-cell>
          <table:table-cell office:value-type="string" calcext:value-type="string">
            <text:p>E =</text:p>
          </table:table-cell>
          <table:table-cell table:formula="of:=([.C2]-([.C3]+[.C4]))/[.E2]" office:value-type="float" office:value="-12.35" calcext:value-type="float">
            <text:p>-12,35</text:p>
          </table:table-cell>
        </table:table-row>
        <table:table-row table:style-name="ro1">
          <table:table-cell/>
          <table:table-cell office:value-type="string" calcext:value-type="string">
            <text:p>S =</text:p>
          </table:table-cell>
          <table:table-cell table:formula="of:=SUM([.C3:.C5])" office:value-type="float" office:value="-600" calcext:value-type="float">
            <text:p>-6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[.C2]+([.C3]+[.C4])" office:value-type="float" office:value="-953" calcext:value-type="float">
            <text:p>-9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0:39:32.681524000</meta:creation-date>
    <dc:date>2016-01-22T13:28:24.036754000</dc:date>
    <meta:editing-duration>PT1H3M20S</meta:editing-duration>
    <meta:editing-cycles>1</meta:editing-cycles>
    <meta:document-statistic meta:table-count="1" meta:cell-count="15" meta:object-count="0"/>
    <meta:generator>LibreOffice/5.0.2.2$MacOSX_X86_64 LibreOffice_project/37b43f919e4de5eeaca9b9755ed688758a8251fe</meta:generator>
  </office:meta>
</office:document-meta>
</file>